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E000001CB66EE3828.png" manifest:media-type="image/png"/>
  <manifest:file-entry manifest:full-path="Pictures/1000000100000420000002758FBC2D5F.png" manifest:media-type="image/png"/>
  <manifest:file-entry manifest:full-path="Pictures/1000000100000313000001CBA863EE18.png" manifest:media-type="image/png"/>
  <manifest:file-entry manifest:full-path="Pictures/10000001000003D000000275D4A23377.png" manifest:media-type="image/png"/>
  <manifest:file-entry manifest:full-path="Pictures/1000000100000328000001C19C047075.png" manifest:media-type="image/png"/>
  <manifest:file-entry manifest:full-path="Pictures/10000001000002B80000012BB1D3B578.png" manifest:media-type="image/png"/>
  <manifest:file-entry manifest:full-path="Pictures/1000000100000556000002ACAB9FBFA3.png" manifest:media-type="image/png"/>
  <manifest:file-entry manifest:full-path="Pictures/10000001000002E00000012BC93F67B8.png" manifest:media-type="image/png"/>
  <manifest:file-entry manifest:full-path="Pictures/10000001000003EE000001AF11A888A2.png" manifest:media-type="image/png"/>
  <manifest:file-entry manifest:full-path="Pictures/10000001000003F800000275E08AB25D.png" manifest:media-type="image/png"/>
  <manifest:file-entry manifest:full-path="Pictures/10000001000003AA0000028D0EF048FF.png" manifest:media-type="image/png"/>
  <manifest:file-entry manifest:full-path="Pictures/100000010000025F0000026C4887807A.png" manifest:media-type="image/png"/>
  <manifest:file-entry manifest:full-path="Pictures/100000010000036200000233D5F9CD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officeooo:paragraph-rsid="000df521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style:font-name="Arial" fo:font-size="16pt" officeooo:paragraph-rsid="000df521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officeooo:rsid="000df521" officeooo:paragraph-rsid="000df52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officeooo:rsid="000f3443" officeooo:paragraph-rsid="000f3443" style:font-size-asian="16pt" style:font-size-complex="16pt"/>
    </style:style>
    <style:style style:name="P5" style:family="paragraph" style:parent-style-name="List_20_Paragraph">
      <style:paragraph-properties fo:text-align="start" style:justify-single-word="false"/>
      <style:text-properties fo:font-size="16pt" officeooo:paragraph-rsid="000f3443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paragraph-rsid="000f3443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officeooo:rsid="000df521" officeooo:paragraph-rsid="000f3443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2786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.175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1.948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Ahmed Ehab Ahmed Reffat</text:p>
        <text:p text:style-name="P2">Open Source - Smart Village – 46</text:p>
      </text:section>
      <text:p text:style-name="P3"/>
      <text:p text:style-name="P7">Git Lab-<text:span text:style-name="T2">2</text:span></text:p>
      <text:p text:style-name="P6"><text:span text:style-name="T1"/></text:p>
      <text:p text:style-name="P5"><draw:frame draw:style-name="fr4" draw:name="Image1" text:anchor-type="char" svg:width="6.9252in" svg:height="3.0063in" draw:z-index="0"><draw:image xlink:href="Pictures/100000010000036200000233D5F9CD37.png" xlink:type="simple" xlink:show="embed" xlink:actuate="onLoad" draw:mime-type="image/png"/></draw:frame></text:p>
      <text:p text:style-name="P4"><draw:frame draw:style-name="fr3" draw:name="Image2" text:anchor-type="char" svg:width="7.6764in" svg:height="7.6283in" draw:z-index="1"><draw:image xlink:href="Pictures/100000010000025F0000026C4887807A.png" xlink:type="simple" xlink:show="embed" xlink:actuate="onLoad" draw:mime-type="image/png"/></draw:frame><text:soft-page-break/></text:p>
      <text:p text:style-name="P4"/>
      <text:p text:style-name="P4"><draw:frame draw:style-name="fr1" draw:name="Image3" text:anchor-type="char" svg:width="6.9252in" svg:height="4.8209in" draw:z-index="2"><draw:image xlink:href="Pictures/10000001000003AA0000028D0EF048FF.png" xlink:type="simple" xlink:show="embed" xlink:actuate="onLoad" draw:mime-type="image/png"/></draw:frame><text:soft-page-break/></text:p>
      <text:p text:style-name="P4"/>
      <text:p text:style-name="P4"><draw:frame draw:style-name="fr1" draw:name="Image4" text:anchor-type="char" svg:width="6.9252in" svg:height="2.9665in" draw:z-index="3"><draw:image xlink:href="Pictures/10000001000003EE000001AF11A888A2.png" xlink:type="simple" xlink:show="embed" xlink:actuate="onLoad" draw:mime-type="image/png"/></draw:frame></text:p>
      <text:p text:style-name="P4"><draw:frame draw:style-name="fr1" draw:name="Image5" text:anchor-type="char" svg:width="6.9252in" svg:height="3.4673in" draw:z-index="4"><draw:image xlink:href="Pictures/1000000100000556000002ACAB9FBFA3.png" xlink:type="simple" xlink:show="embed" xlink:actuate="onLoad" draw:mime-type="image/png"/></draw:frame><text:soft-page-break/></text:p>
      <text:p text:style-name="P4"/>
      <text:p text:style-name="P4"><draw:frame draw:style-name="fr1" draw:name="Image6" text:anchor-type="char" svg:width="6.9252in" svg:height="3.848in" draw:z-index="5"><draw:image xlink:href="Pictures/1000000100000328000001C19C047075.png" xlink:type="simple" xlink:show="embed" xlink:actuate="onLoad" draw:mime-type="image/png"/></draw:frame></text:p>
      <text:p text:style-name="P4"/>
      <text:p text:style-name="P4"><draw:frame draw:style-name="fr1" draw:name="Image7" text:anchor-type="char" svg:width="6.9252in" svg:height="4.4626in" draw:z-index="6"><draw:image xlink:href="Pictures/10000001000003D000000275D4A23377.png" xlink:type="simple" xlink:show="embed" xlink:actuate="onLoad" draw:mime-type="image/png"/></draw:frame><text:soft-page-break/></text:p>
      <text:p text:style-name="P4"/>
      <text:p text:style-name="P4"/>
      <text:p text:style-name="P4"><draw:frame draw:style-name="fr1" draw:name="Image8" text:anchor-type="char" svg:width="6.9252in" svg:height="4.1244in" draw:z-index="7"><draw:image xlink:href="Pictures/1000000100000420000002758FBC2D5F.png" xlink:type="simple" xlink:show="embed" xlink:actuate="onLoad" draw:mime-type="image/png"/></draw:frame></text:p>
      <text:p text:style-name="P4"><text:soft-page-break/></text:p>
      <text:p text:style-name="P4"><draw:frame draw:style-name="fr2" draw:name="Image9" text:anchor-type="char" svg:width="6.9252in" svg:height="2.8134in" draw:z-index="8"><draw:image xlink:href="Pictures/10000001000002E00000012BC93F67B8.png" xlink:type="simple" xlink:show="embed" xlink:actuate="onLoad" draw:mime-type="image/png"/></draw:frame></text:p>
      <text:p text:style-name="P4"/>
      <text:p text:style-name="P4"><draw:frame draw:style-name="fr1" draw:name="Image10" text:anchor-type="char" svg:width="6.9252in" svg:height="4.2866in" draw:z-index="9"><draw:image xlink:href="Pictures/10000001000003F800000275E08AB25D.png" xlink:type="simple" xlink:show="embed" xlink:actuate="onLoad" draw:mime-type="image/png"/></draw:frame></text:p>
      <text:p text:style-name="P4"><draw:frame draw:style-name="fr1" draw:name="Image11" text:anchor-type="char" svg:width="6.9252in" svg:height="2.9744in" draw:z-index="10"><draw:image xlink:href="Pictures/10000001000002B80000012BB1D3B578.png" xlink:type="simple" xlink:show="embed" xlink:actuate="onLoad" draw:mime-type="image/png"/></draw:frame><text:soft-page-break/></text:p>
      <text:p text:style-name="P4"/>
      <text:p text:style-name="P4"><draw:frame draw:style-name="fr2" draw:name="Image12" text:anchor-type="char" svg:width="6.9252in" svg:height="2.5181in" draw:z-index="11"><draw:image xlink:href="Pictures/10000001000004EE000001CB66EE3828.png" xlink:type="simple" xlink:show="embed" xlink:actuate="onLoad" draw:mime-type="image/png"/></draw:frame></text:p>
      <text:p text:style-name="P4"/>
      <text:p text:style-name="P4"><draw:frame draw:style-name="fr1" draw:name="Image13" text:anchor-type="char" svg:width="6.9252in" svg:height="4.0382in" draw:z-index="12"><draw:image xlink:href="Pictures/1000000100000313000001CBA863EE1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7T20:18:40.462649700</meta:creation-date>
    <dc:date>2025-12-28T23:44:57.307981987</dc:date>
    <meta:editing-duration>PT12S</meta:editing-duration>
    <meta:editing-cycles>3</meta:editing-cycles>
    <meta:generator>LibreOffice/24.2.7.2$Linux_X86_64 LibreOffice_project/420$Build-2</meta:generator>
    <meta:document-statistic meta:table-count="0" meta:image-count="13" meta:object-count="0" meta:page-count="8" meta:paragraph-count="3" meta:word-count="12" meta:character-count="64" meta:non-whitespace-character-count="54"/>
  </office:meta>
</office:document-meta>
</file>